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100000073318E23F1.png" manifest:media-type="image/png"/>
  <manifest:file-entry manifest:full-path="Pictures/100002010000032B000000FDB192AEE5.png" manifest:media-type="image/png"/>
  <manifest:file-entry manifest:full-path="Pictures/10000201000000570000004C545B1D89.png" manifest:media-type="image/png"/>
  <manifest:file-entry manifest:full-path="Pictures/100002010000004500000078B8E792E3.png" manifest:media-type="image/png"/>
  <manifest:file-entry manifest:full-path="Pictures/100002010000007A00000071DDB0B6BC.png" manifest:media-type="image/png"/>
  <manifest:file-entry manifest:full-path="Pictures/100002010000009D000000722E3F301F.png" manifest:media-type="image/png"/>
  <manifest:file-entry manifest:full-path="Pictures/10000201000000EC0000006D1ACDDD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Linux Libertine G" svg:font-family="'Linux Libertine G'" style:font-pitch="variable"/>
    <style:font-face style:name="Sitka Small" svg:font-family="'Sitka Small'" style:font-pitch="variable"/>
    <style:font-face style:name="IPAexゴシック" svg:font-family="IPAexゴシック" style:font-family-generic="modern" style:font-pitch="variable"/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993366" draw:fill-gradient-name="Green_20_Gradient_20_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svg:stroke-color="#ff66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svg:stroke-width="0.1cm" svg:stroke-color="#ff66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4" style:family="graphic" style:parent-style-name="objectwithoutfill">
      <style:graphic-properties svg:stroke-width="0.2cm" svg:stroke-color="#6666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draw:fill="none" draw:textarea-vertical-align="middle"/>
    </style:style>
    <style:style style:name="gr17" style:family="graphic" style:parent-style-name="standard">
      <style:graphic-properties draw:stroke="solid" draw:stroke-dash="Fine_20_Dashed" svg:stroke-width="0.1cm" svg:stroke-color="#000000" draw:marker-start-width="0.35cm" draw:marker-end-width="0.35cm" draw:fill="solid" draw:fill-color="#99ffcc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塗りつぶしなし線なしオブジェクト">
      <style:graphic-properties draw:fill="solid" draw:fill-color="#99ffc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cm" draw:marker-start-width="0.35cm" draw:marker-end-width="0.35cm" draw:fill="solid" draw:fill-color="#99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draw:stroke-dash="Fine_20_Dashed" svg:stroke-color="#0066cc" draw:fill="solid" draw:fill-color="#cc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style:font-name="IPAexゴシック" fo:font-size="20pt" fo:font-weight="bold" style:font-name-asian="IPAexゴシック" style:font-size-asian="20pt" style:font-weight-asian="bold" style:font-size-complex="20pt" style:font-weight-complex="bold"/>
    </style:style>
    <style:style style:name="T1" style:family="text">
      <style:text-properties style:font-name="IPAexゴシック" fo:font-size="20pt" fo:font-weight="bold" style:font-name-asian="IPAexゴシック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7cm" svg:height="3.4cm" svg:x="7.1cm" svg:y="6.1cm">
          <text:p/>
          <draw:enhanced-geometry svg:viewBox="0 0 21600 21600" draw:glue-points="0 0 0 10800 0 21600 10800 21600 21600 21600 10800 10800" draw:text-areas="1900 12700 12700 19700" draw:extrusion="true" draw:type="right-triangle" draw:enhanced-path="M 0 0 L 21600 21600 0 21600 0 0 Z N"/>
        </draw:custom-shape>
        <draw:custom-shape draw:style-name="gr2" draw:text-style-name="P1" draw:layer="layout" svg:width="4.9cm" svg:height="7cm" svg:x="1.5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2cm" svg:height="2.662cm" svg:x="8.809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957cm" svg:height="0.904cm" svg:x="7.843cm" svg:y="9.896cm">
          <draw:image xlink:href="Pictures/10000201000000EC0000006D1ACDDDA0.png" xlink:type="simple" xlink:show="embed" xlink:actuate="onLoad">
            <text:p/>
          </draw:image>
        </draw:frame>
        <draw:line draw:style-name="gr5" draw:text-style-name="P1" draw:layer="layout" svg:x1="9.43cm" svg:y1="6.958cm" svg:x2="11.205cm" svg:y2="3.586cm">
          <text:p/>
        </draw:line>
        <draw:frame draw:style-name="gr4" draw:text-style-name="P1" draw:layer="layout" svg:width="1.099cm" svg:height="0.798cm" svg:x="11.17cm" svg:y="3.409cm">
          <draw:image xlink:href="Pictures/100002010000009D000000722E3F301F.png" xlink:type="simple" xlink:show="embed" xlink:actuate="onLoad">
            <text:p/>
          </draw:image>
        </draw:frame>
        <draw:line draw:style-name="gr6" draw:text-style-name="P1" draw:layer="layout" svg:x1="10.14cm" svg:y1="5.804cm" svg:x2="11.826cm" svg:y2="6.514cm">
          <text:p/>
        </draw:line>
        <draw:line draw:style-name="gr7" draw:text-style-name="P1" draw:layer="layout" svg:x1="4.601cm" svg:y1="5.1cm" svg:x2="4.601cm" svg:y2="9.477cm">
          <text:p/>
        </draw:line>
        <draw:line draw:style-name="gr7" draw:text-style-name="P1" draw:layer="layout" svg:x1="3.249cm" svg:y1="10.636cm" svg:x2="4.987cm" svg:y2="7.417cm">
          <text:p/>
        </draw:line>
        <draw:line draw:style-name="gr8" draw:text-style-name="P1" draw:layer="layout" svg:x1="3.313cm" svg:y1="7.546cm" svg:x2="4.6cm" svg:y2="5.1cm">
          <text:p/>
        </draw:line>
        <draw:line draw:style-name="gr9" draw:text-style-name="P1" draw:layer="layout" svg:x1="3.313cm" svg:y1="7.481cm" svg:x2="3.249cm" svg:y2="10.7cm">
          <text:p/>
        </draw:line>
        <draw:line draw:style-name="gr10" draw:text-style-name="P1" draw:layer="layout" svg:x1="3.378cm" svg:y1="7.546cm" svg:x2="4.601cm" svg:y2="8.061cm">
          <text:p/>
        </draw:line>
        <draw:frame draw:style-name="gr4" draw:text-style-name="P1" draw:layer="layout" svg:width="0.798cm" svg:height="0.579cm" svg:x="2.798cm" svg:y="6.258cm">
          <draw:image xlink:href="Pictures/100002010000009D000000722E3F301F.png" xlink:type="simple" xlink:show="embed" xlink:actuate="onLoad">
            <text:p/>
          </draw:image>
        </draw:frame>
        <draw:frame draw:style-name="gr4" draw:text-style-name="P1" draw:layer="layout" svg:width="1.42cm" svg:height="0.656cm" svg:x="1.7cm" svg:y="8.962cm">
          <draw:image xlink:href="Pictures/10000201000000EC0000006D1ACDDDA0.png" xlink:type="simple" xlink:show="embed" xlink:actuate="onLoad">
            <text:p/>
          </draw:image>
        </draw:frame>
        <draw:frame draw:style-name="gr4" draw:text-style-name="P1" draw:layer="layout" svg:width="0.972cm" svg:height="0.901cm" svg:x="4.787cm" svg:y="7.868cm">
          <draw:image xlink:href="Pictures/100002010000007A00000071DDB0B6BC.png" xlink:type="simple" xlink:show="embed" xlink:actuate="onLoad">
            <text:p/>
          </draw:image>
        </draw:frame>
        <draw:frame draw:style-name="gr4" draw:text-style-name="P1" draw:layer="layout" svg:width="1.34cm" svg:height="1.242cm" svg:x="11.905cm" svg:y="6.159cm">
          <draw:image xlink:href="Pictures/100002010000007A00000071DDB0B6BC.png" xlink:type="simple" xlink:show="embed" xlink:actuate="onLoad">
            <text:p/>
          </draw:image>
        </draw:frame>
        <draw:line draw:style-name="gr11" draw:text-style-name="P1" draw:layer="layout" svg:x1="7.1cm" svg:y1="3.3cm" svg:x2="9.149cm" svg:y2="4.422cm">
          <text:p/>
        </draw:line>
        <draw:line draw:style-name="gr11" draw:text-style-name="P1" draw:layer="layout" svg:x1="7.501cm" svg:y1="3.778cm" svg:x2="9.054cm" svg:y2="4.601cm">
          <text:p/>
        </draw:line>
        <draw:line draw:style-name="gr11" draw:text-style-name="P1" draw:layer="layout" svg:x1="8.182cm" svg:y1="4.369cm" svg:x2="8.958cm" svg:y2="4.781cm">
          <text:p/>
        </draw:line>
        <draw:line draw:style-name="gr11" draw:text-style-name="P1" draw:layer="layout" svg:x1="8.657cm" svg:y1="4.773cm" svg:x2="8.896cm" svg:y2="4.9cm">
          <text:p/>
        </draw:line>
        <draw:frame draw:style-name="gr12" draw:text-style-name="P2" draw:layer="layout" svg:width="5.296cm" svg:height="1.013cm" draw:transform="rotate (-0.0106465084371659) translate (12.511cm 4.11cm)">
          <draw:text-box>
            <text:p text:style-name="P2"><text:span text:style-name="T1">等加速度運動</text:span><text:span text:style-name="T1">!!</text:span></text:p>
          </draw:text-box>
        </draw:frame>
        <draw:line draw:style-name="gr13" draw:text-style-name="P1" draw:layer="layout" svg:x1="11.314cm" svg:y1="4.664cm" svg:x2="15.2cm" svg:y2="6.3cm">
          <text:p/>
        </draw:line>
        <draw:frame draw:style-name="gr4" draw:text-style-name="P1" draw:layer="layout" svg:width="1.182cm" svg:height="1.033cm" svg:x="15.2cm" svg:y="6.2cm">
          <draw:image xlink:href="Pictures/10000201000000570000004C545B1D89.png" xlink:type="simple" xlink:show="embed" xlink:actuate="onLoad">
            <text:p/>
          </draw:image>
        </draw:frame>
        <draw:line draw:style-name="gr14" draw:text-style-name="P1" draw:layer="layout" svg:x1="10.14cm" svg:y1="5.716cm" svg:x2="10.051cm" svg:y2="10.152cm">
          <text:p/>
        </draw:line>
        <draw:path draw:style-name="gr15" draw:text-style-name="P1" draw:layer="layout" svg:width="0.528cm" svg:height="0.088cm" svg:x="3.263cm" svg:y="9.466cm" svg:viewBox="0 0 529 89" svg:d="M0 30l294-30 235 89">
          <text:p/>
        </draw:path>
        <draw:frame draw:style-name="gr4" draw:text-style-name="P1" draw:layer="layout" svg:width="0.581cm" svg:height="1.01cm" svg:x="3.506cm" svg:y="8.3cm">
          <draw:image xlink:href="Pictures/100002010000004500000078B8E792E3.png" xlink:type="simple" xlink:show="embed" xlink:actuate="onLoad">
            <text:p/>
          </draw:image>
        </draw:frame>
        <draw:line draw:style-name="gr11" draw:text-style-name="P1" draw:layer="layout" svg:x1="1.7cm" svg:y1="6.742cm" svg:x2="6.2cm" svg:y2="8.8cm">
          <text:p/>
        </draw:line>
        <draw:line draw:style-name="gr16" draw:text-style-name="P1" draw:layer="layout" svg:x1="2.8cm" svg:y1="8.6cm" svg:x2="5.1cm" svg:y2="4.1cm">
          <text:p/>
        </draw:line>
        <draw:g>
          <draw:custom-shape draw:style-name="gr17" draw:text-style-name="P1" draw:layer="layout" svg:width="16.6cm" svg:height="5.4cm" svg:x="1.4cm" svg:y="1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" draw:layer="layout" svg:width="15.792cm" svg:height="4.926cm" svg:x="1.6cm" svg:y="12.174cm">
            <draw:image xlink:href="Pictures/100002010000032B000000FDB192AEE5.png" xlink:type="simple" xlink:show="embed" xlink:actuate="onLoad">
              <text:p/>
            </draw:image>
          </draw:frame>
        </draw:g>
        <draw:g>
          <draw:custom-shape draw:style-name="gr19" draw:text-style-name="P1" draw:layer="layout" svg:width="5.945cm" svg:height="1.508cm" svg:x="12.155cm" svg:y="9.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423cm" svg:height="1.024cm" svg:x="12.411cm" svg:y="10.04cm">
            <draw:image xlink:href="Pictures/100002010000026100000073318E23F1.png" xlink:type="simple" xlink:show="embed" xlink:actuate="onLoad">
              <text:p/>
            </draw:image>
          </draw:frame>
        </draw:g>
        <draw:g>
          <draw:custom-shape draw:style-name="gr20" draw:text-style-name="P1" draw:layer="layout" svg:width="6.8cm" svg:height="1cm" svg:x="5cm" svg:y="10.9cm">
            <text:p text:style-name="P1">　の 　 方向成分</text:p>
            <draw:enhanced-geometry svg:viewBox="0 0 21600 21600" draw:text-areas="800 800 20800 20800" draw:type="round-rectangular-callout" draw:modifiers="3312.5716806352 35410.1898101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" draw:text-style-name="P1" draw:layer="layout" svg:width="1.3cm" svg:height="0.601cm" svg:x="5.2cm" svg:y="11.199cm">
            <draw:image xlink:href="Pictures/10000201000000EC0000006D1ACDDDA0.png" xlink:type="simple" xlink:show="embed" xlink:actuate="onLoad">
              <text:p/>
            </draw:image>
          </draw:frame>
          <draw:frame draw:style-name="gr4" draw:text-style-name="P1" draw:layer="layout" svg:width="0.647cm" svg:height="0.6cm" svg:x="7.3cm" svg:y="11.1cm">
            <draw:image xlink:href="Pictures/100002010000007A00000071DDB0B6BC.png" xlink:type="simple" xlink:show="embed" xlink:actuate="onLoad">
              <text:p/>
            </draw:image>
          </draw:frame>
        </draw:g>
        <draw:custom-shape draw:style-name="gr20" draw:text-style-name="P1" draw:layer="layout" svg:width="6.8cm" svg:height="1cm" svg:x="10.3cm" svg:y="14.1cm">
          <text:p text:style-name="P1">　の 　 方向成分</text:p>
          <draw:enhanced-geometry svg:viewBox="0 0 21600 21600" draw:text-areas="800 800 20800 20800" draw:type="round-rectangular-callout" draw:modifiers="3484.07587119541 -11760.239760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0.647cm" svg:height="0.6cm" svg:x="12.6cm" svg:y="14.3cm">
          <draw:image xlink:href="Pictures/100002010000007A00000071DDB0B6BC.png" xlink:type="simple" xlink:show="embed" xlink:actuate="onLoad">
            <text:p/>
          </draw:image>
        </draw:frame>
        <draw:frame draw:style-name="gr4" draw:text-style-name="P1" draw:layer="layout" svg:width="0.799cm" svg:height="0.58cm" svg:x="11.001cm" svg:y="14.318cm">
          <draw:image xlink:href="Pictures/100002010000009D000000722E3F30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Gentium Basic" svg:font-family="'Gentium Basic'" style:font-pitch="variable"/>
    <style:font-face style:name="Linux Libertine G" svg:font-family="'Linux Libertine G'" style:font-pitch="variable"/>
    <style:font-face style:name="Sitka Small" svg:font-family="'Sitka Small'" style:font-pitch="variable"/>
    <style:font-face style:name="IPAexゴシック" svg:font-family="IPAexゴシック" style:font-family-generic="modern" style:font-pitch="variable"/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8" draw:display-name="Gradient 8" draw:style="radial" draw:cx="30%" draw:cy="30%" draw:start-color="#666666" draw:end-color="#ffffff" draw:start-intensity="100%" draw:end-intensity="100%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16:14:44.129000000</meta:creation-date>
    <dc:date>2014-03-16T17:09:25.988000000</dc:date>
    <meta:editing-duration>PT48M44S</meta:editing-duration>
    <meta:editing-cycles>23</meta:editing-cycles>
    <meta:generator>LibreOffice/4.2.2.1$Windows_x86 LibreOffice_project/3be8cda0bddd8e430d8cda1ebfd581265cca5a0f</meta:generator>
    <meta:document-statistic meta:object-count="41"/>
  </office:meta>
</office:document-meta>
</file>